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CC0000035B363DC1965EA32A9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text-properties officeooo:paragraph-rsid="001ce966"/>
    </style:style>
    <style:style style:name="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P4" style:family="paragraph" style:parent-style-name="Standard">
      <style:text-properties officeooo:paragraph-rsid="001ce966"/>
    </style:style>
    <style:style style:name="P5" style:family="paragraph" style:parent-style-name="Standard">
      <style:text-properties officeooo:rsid="0019ec76" officeooo:paragraph-rsid="0019ec76"/>
    </style:style>
    <style:style style:name="P6" style:family="paragraph" style:parent-style-name="Standard">
      <style:paragraph-properties fo:text-align="justify" style:justify-single-word="false"/>
      <style:text-properties officeooo:rsid="0019ec76" officeooo:paragraph-rsid="0019ec76"/>
    </style:style>
    <style:style style:name="P7" style:family="paragraph" style:parent-style-name="Standard">
      <style:paragraph-properties fo:text-align="justify" style:justify-single-word="false"/>
      <style:text-properties officeooo:rsid="0019ec76" officeooo:paragraph-rsid="002793a9"/>
    </style:style>
    <style:style style:name="P8" style:family="paragraph" style:parent-style-name="Standard">
      <style:paragraph-properties fo:text-align="end" style:justify-single-word="false"/>
      <style:text-properties officeooo:rsid="0019ec76" officeooo:paragraph-rsid="0019ec76"/>
    </style:style>
    <style:style style:name="P9" style:family="paragraph" style:parent-style-name="Standard">
      <style:paragraph-properties fo:text-align="end" style:justify-single-word="false"/>
      <style:text-properties officeooo:rsid="0019ec76" officeooo:paragraph-rsid="001cb1ca"/>
    </style:style>
    <style:style style:name="P10" style:family="paragraph" style:parent-style-name="Standard">
      <style:text-properties officeooo:rsid="001b3a6f" officeooo:paragraph-rsid="0019ec76"/>
    </style:style>
    <style:style style:name="P11" style:family="paragraph" style:parent-style-name="Standard">
      <style:paragraph-properties fo:text-align="end" style:justify-single-word="false"/>
      <style:text-properties officeooo:rsid="001b3a6f" officeooo:paragraph-rsid="001cb1ca"/>
    </style:style>
    <style:style style:name="P12" style:family="paragraph" style:parent-style-name="Standard">
      <style:text-properties fo:font-size="10pt" officeooo:rsid="001b3a6f" officeooo:paragraph-rsid="001b3a6f" style:font-size-asian="10pt" style:font-size-complex="10pt"/>
    </style:style>
    <style:style style:name="P13" style:family="paragraph" style:parent-style-name="Standard">
      <style:text-properties officeooo:rsid="001cb1ca" officeooo:paragraph-rsid="001cb1ca"/>
    </style:style>
    <style:style style:name="P14" style:family="paragraph" style:parent-style-name="Standard">
      <style:text-properties officeooo:rsid="001cb1ca" officeooo:paragraph-rsid="002340d1"/>
    </style:style>
    <style:style style:name="P15" style:family="paragraph" style:parent-style-name="Standard">
      <style:text-properties fo:font-size="10.5pt" officeooo:rsid="001b3a6f" officeooo:paragraph-rsid="001b3a6f" style:font-size-asian="10.5pt" style:font-size-complex="10.5pt"/>
    </style:style>
    <style:style style:name="P16" style:family="paragraph" style:parent-style-name="Standard">
      <style:text-properties fo:font-size="10.5pt" officeooo:rsid="0019ec76" officeooo:paragraph-rsid="001b3a6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officeooo:rsid="001ce966" officeooo:paragraph-rsid="001ce966"/>
    </style:style>
    <style:style style:name="P18" style:family="paragraph" style:parent-style-name="Standard">
      <style:text-properties fo:font-weight="bold" officeooo:rsid="001cb1ca" officeooo:paragraph-rsid="001cb1c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340d1" officeooo:paragraph-rsid="002340d1"/>
    </style:style>
    <style:style style:name="P20" style:family="paragraph" style:parent-style-name="Standard">
      <style:paragraph-properties fo:text-align="justify" style:justify-single-word="false"/>
      <style:text-properties officeooo:rsid="002793a9" officeooo:paragraph-rsid="002793a9"/>
    </style:style>
    <style:style style:name="T1" style:family="text">
      <style:text-properties officeooo:rsid="001cb1ca"/>
    </style:style>
    <style:style style:name="T2" style:family="text">
      <style:text-properties officeooo:rsid="002056b8"/>
    </style:style>
    <style:style style:name="T3" style:family="text">
      <style:text-properties officeooo:rsid="002340d1"/>
    </style:style>
    <style:style style:name="T4" style:family="text">
      <style:text-properties style:text-position="super 58%" officeooo:rsid="002340d1"/>
    </style:style>
    <style:style style:name="T5" style:family="text">
      <style:text-properties officeooo:rsid="0023e483"/>
    </style:style>
    <style:style style:name="T6" style:family="text">
      <style:text-properties officeooo:rsid="0028d0e3"/>
    </style:style>
    <style:style style:name="T7" style:family="text">
      <style:text-properties officeooo:rsid="002afef5"/>
    </style:style>
    <style:style style:name="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/>
      <text:p text:style-name="P11">Poços de Caldas, <text:span text:style-name="T6">02</text:span> de <text:span text:style-name="T6">Maio</text:span> de 2016.</text:p>
      <text:p text:style-name="P5"/>
      <text:p text:style-name="P5"/>
      <text:p text:style-name="P5"/>
      <text:p text:style-name="P5"/>
      <text:p text:style-name="P13"><text:span text:style-name="T2">DE</text:span>: <text:tab/>Prof. <text:span text:style-name="T3">MSc</text:span>. <text:span text:style-name="T3">Luiz Alberto Ferreira Gomes</text:span> </text:p>
      <text:p text:style-name="P13"><text:tab/><text:span text:style-name="T3">Professor</text:span> do Curso de Ciência da Computação, Campus Poços de Caldas</text:p>
      <text:p text:style-name="P13"/>
      <text:p text:style-name="P13"/>
      <text:p text:style-name="P5"><text:span text:style-name="T1">PARA</text:span>: Prof. Dr<text:span text:style-name="T3">a.</text:span> <text:span text:style-name="T3">Maria Augusta Vieira Nelson</text:span></text:p>
      <text:p text:style-name="P14"><text:tab/>Chefe do Departamento de Engenharia de Software e Sistemas de Informação</text:p>
      <text:p text:style-name="P14"/>
      <text:p text:style-name="P18"/>
      <text:p text:style-name="P5"/>
      <text:p text:style-name="P19">Prezada <text:s/>Profa. Dra. Maria Augusta,</text:p>
      <text:p text:style-name="P19"/>
      <text:p text:style-name="P20">Tudo bem contigo?</text:p>
      <text:p text:style-name="P19"/>
      <text:p text:style-name="P7"><text:span text:style-name="T3">Eu, Luiz Alberto Ferreira Gomes, professor do curso de Ciência da Computação – Campus Poços de Caldas, venho solicitar, por favor, o seu parecer, no documento anexado, para a renovação das horas do Plano Permanente de Capacitação Docente (PPCD), para o segundo o 2</text:span><text:span text:style-name="T4">o</text:span><text:span text:style-name="T3">. Semestre de 2017, para que eu possa continuar o meu doutoramento no Instituto de Computação da UNICAMP. Além disso, peço a gentileza, de encaminhar o pedido assinado para a Sra. Rosamaria da PROPPG para sua efetivação.</text:span></text:p>
      <text:p text:style-name="P6"/>
      <text:p text:style-name="P6"/>
      <text:p text:style-name="P5"/>
      <text:p text:style-name="P8"><text:tab/><text:tab/><text:tab/><text:tab/><text:tab/><text:tab/><text:tab/></text:p>
      <text:p text:style-name="P17"><text:span text:style-name="T7">Desde já muito obrigado</text:span>, </text:p>
      <text:p text:style-name="P8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/>
            <text:p text:style-name="P16">________________________________________</text:p>
            <text:p text:style-name="P16">Prof. <text:span text:style-name="T5">Msc. Luiz Alberto Ferreira Gomes</text:span></text:p>
            <text:p text:style-name="P15">Pontifícia Universidade Católica de Minas Gerais</text:p>
            <text:p text:style-name="P15"><text:span text:style-name="T6">Professor</text:span> do Curso de Ciência da Computação, Campus Poços de Caldas</text:p>
            <text:p text:style-name="P12"/>
          </table:table-cell>
        </table:table-row>
      </table:table>
      <text:p text:style-name="P5"/>
      <text:p text:style-name="P5"/>
      <text:p text:style-name="P10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569in" fo:margin-left="0.0229in" table:align="left" style:writing-mode="lr-tb"/>
    </style:style>
    <style:style style:name="Table4.A" style:family="table-column">
      <style:table-column-properties style:column-width="1.1646in"/>
    </style:style>
    <style:style style:name="Table4.B" style:family="table-column">
      <style:table-column-properties style:column-width="5.492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Header">
      <style:text-properties officeooo:paragraph-rsid="001ce966"/>
    </style:style>
    <style:style style:name="MP2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pt" fo:font-weight="bold" officeooo:paragraph-rsid="001ce966" style:font-size-asian="10pt" style:font-weight-asian="bold" style:font-name-complex="Trebuchet MS" style:font-size-complex="10pt" style:text-scale="130%"/>
    </style:style>
    <style:style style:name="MP3" style:family="paragraph" style:parent-style-name="Header">
      <style:paragraph-properties fo:margin-left="0in" fo:margin-right="1.1319in" fo:text-align="center" style:justify-single-word="false" fo:text-indent="0in" style:auto-text-indent="false"/>
      <style:text-properties fo:color="#999999" style:font-name="Trebuchet MS" fo:font-size="10.5pt" fo:font-weight="bold" officeooo:paragraph-rsid="001ce966" style:font-size-asian="10.5pt" style:font-weight-asian="bold" style:font-name-complex="Trebuchet MS" style:font-size-complex="10.5pt" style:text-scale="130%"/>
    </style:style>
    <style:style style:name="MP4" style:family="paragraph" style:parent-style-name="Standard">
      <style:text-properties officeooo:paragraph-rsid="001ce966"/>
    </style:style>
    <style:style style:name="Mfr1" style:family="graphic" style:parent-style-name="Graphics">
      <style:graphic-properties fo:margin-left="0in" fo:margin-right="0in" style:vertical-pos="top" style:vertical-rel="baseline" style:horizontal-pos="center" style:horizontal-rel="paragraph" fo:padding="0.0008in" fo:border="none" style:mirror="none" fo:clip="rect(0in, 0in, 1.058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598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  <text:p text:style-name="MP3"><draw:frame draw:style-name="Mfr1" draw:name="Image1" text:anchor-type="as-char" svg:width="0.9862in" svg:height="0.7102in" draw:z-index="0"><draw:image xlink:href="Pictures/10000000000003CC0000035B363DC1965EA32A9F.jpg" xlink:type="simple" xlink:show="embed" xlink:actuate="onLoad"/></draw:frame></text:p>
              <text:p text:style-name="MP3">Pontifícia Universidade Católica de Minas Gerais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5-05T16:15:40.953275709</meta:creation-date>
    <dc:date>2017-05-02T14:31:35.131764000</dc:date>
    <meta:editing-duration>PT1H11M16S</meta:editing-duration>
    <meta:editing-cycles>14</meta:editing-cycles>
    <meta:generator>LibreOffice/5.3.2.2$MacOSX_X86_64 LibreOffice_project/6cd4f1ef626f15116896b1d8e1398b56da0d0ee1</meta:generator>
    <meta:print-date>2016-05-05T17:21:26.057334853</meta:print-date>
    <meta:printed-by>Luiz Alberto Ferreira Gomes</meta:printed-by>
    <meta:document-statistic meta:table-count="2" meta:image-count="1" meta:object-count="0" meta:page-count="1" meta:paragraph-count="16" meta:word-count="165" meta:character-count="1075" meta:non-whitespace-character-count="910"/>
  </office:meta>
</office:document-meta>
</file>